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ce5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ce52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23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28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8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9" office:value-type="float" office:value="2700">
            <text:p>2700</text:p>
          </table:table-cell>
          <table:table-cell table:number-columns-repeated="2"/>
        </table:table-row>
        <table:table-row table:style-name="ro12">
          <table:table-cell table:style-name="ce28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3100">
            <text:p>3100</text:p>
          </table:table-cell>
          <table:table-cell table:formula="of:=SUM([.J2];[.J38];[.J39];[.J40];[.J41];[.J42];[.K72])" office:value-type="float" office:value="138700">
            <text:p>138700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10" office:value-type="float" office:value="-2250">
            <text:p>-2250</text:p>
          </table:table-cell>
          <table:table-cell table:formula="of:=SUM([.G3];[.G38];[.G71])" office:value-type="float" office:value="126600">
            <text:p>1266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48" office:value-type="string">
            <text:p>Գայանե</text:p>
          </table:table-cell>
          <table:table-cell table:style-name="ce10" office:value-type="float" office:value="-2300">
            <text:p>-2300</text:p>
          </table:table-cell>
          <table:table-cell table:formula="of:=[.K4]-[.K5]" office:value-type="float" office:value="12100">
            <text:p>12100</text:p>
          </table:table-cell>
          <table:table-cell/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18600">
            <text:p>186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Նանե</text:p>
          </table:table-cell>
          <table:table-cell table:style-name="ce49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3200">
            <text:p>320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10" office:value-type="float" office:value="-3000">
            <text:p>-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Սարգիս</text:p>
          </table:table-cell>
          <table:table-cell table:style-name="ce10" office:value-type="float" office:value="-500">
            <text:p>-5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31" office:value-type="string">
            <text:p>Գենա</text:p>
          </table:table-cell>
          <table:table-cell table:style-name="ce10" office:value-type="float" office:value="-14500">
            <text:p>-14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7" office:value-type="float" office:value="400">
            <text:p>4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10" office:value-type="float" office:value="-400">
            <text:p>-4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7" office:value-type="float" office:value="150">
            <text:p>15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10" office:value-type="float" office:value="-2350">
            <text:p>-23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38" office:value-type="string">
            <text:p>Ստեփան</text:p>
          </table:table-cell>
          <table:table-cell table:style-name="ce7" office:value-type="float" office:value="9700">
            <text:p>9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5600">
            <text:p>5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5950">
            <text:p>595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650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2650">
            <text:p>2650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10" office:value-type="float" office:value="-2050">
            <text:p>-2050</text:p>
          </table:table-cell>
          <table:table-cell/>
          <table:table-cell office:value-type="float" office:value="8000">
            <text:p>8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10" office:value-type="float" office:value="-1300">
            <text:p>-1300</text:p>
          </table:table-cell>
          <table:table-cell/>
          <table:table-cell office:value-type="float" office:value="9900">
            <text:p>99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10" office:value-type="float" office:value="-700">
            <text:p>-700</text:p>
          </table:table-cell>
          <table:table-cell/>
          <table:table-cell table:style-name="ce3" office:value-type="float" office:value="7700">
            <text:p>7700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10" office:value-type="float" office:value="-700">
            <text:p>-700</text:p>
          </table:table-cell>
          <table:table-cell table:number-columns-repeated="2"/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23" office:value-type="float" office:value="4500">
            <text:p>4500</text:p>
          </table:table-cell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formula="of:=SUM([.L2:.L34])" office:value-type="float" office:value="83300">
            <text:p>83300</text:p>
          </table:table-cell>
        </table:table-row>
        <table:table-row table:style-name="ro15">
          <table:table-cell table:style-name="ce54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8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Areg</text:p>
          </table:table-cell>
          <table:table-cell table:number-columns-repeated="4"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5">
          <table:table-cell table:style-name="ce54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/>
          <table:table-cell table:style-name="ce2" table:formula="of:=SUM([.B71:.F71])" office:value-type="float" office:value="38700">
            <text:p>387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00:.F100])" office:value-type="float" office:value="1503.41310541311">
            <text:p>1503.4131054131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503.41310541311">
            <text:p>1503.413105413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503.41310541311">
            <text:p>1503.4131054131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503.41310541311">
            <text:p>1503.413105413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F100])" office:value-type="float" office:value="1503.41310541311">
            <text:p>1503.4131054131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Sergey</text:p>
          </table:table-cell>
          <table:table-cell table:number-columns-repeated="5"/>
          <table:table-cell table:formula="of:=SUM([.B100:.F100])" office:value-type="float" office:value="1503.41310541311">
            <text:p>1503.4131054131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503.41310541311">
            <text:p>1503.413105413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/>
          <table:table-cell/>
          <table:table-cell table:formula="of:=SUM([.B100:.F100])" office:value-type="float" office:value="1503.41310541311">
            <text:p>1503.413105413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+Sergey</text:p>
          </table:table-cell>
          <table:table-cell/>
          <table:table-cell table:formula="of:=SUM([.B100];[.E100])" office:value-type="float" office:value="731.259259259259">
            <text:p>731.2592592593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table:number-columns-repeated="2"/>
          <table:table-cell table:formula="of:=SUM([.B100];[.C100];[.E100];[.F100])" office:value-type="float" office:value="1107.25925925926">
            <text:p>1107.2592592593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100:.F100])" office:value-type="float" office:value="1503.41310541311">
            <text:p>1503.4131054131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131.41310541311">
            <text:p>1131.4131054131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503.41310541311">
            <text:p>1503.4131054131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503.41310541311">
            <text:p>1503.4131054131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503.41310541311">
            <text:p>1503.4131054131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503.41310541311">
            <text:p>1503.4131054131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E100];[.F100])" office:value-type="float" office:value="1127.41310541311">
            <text:p>1127.4131054131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00])" office:value-type="float" office:value="359.259259259259">
            <text:p>359.2592592593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F100])" office:value-type="float" office:value="768.153846153846">
            <text:p>768.1538461538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503.41310541311">
            <text:p>1503.4131054131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503.41310541311">
            <text:p>1503.4131054131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503.41310541311">
            <text:p>1503.4131054131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503.41310541311">
            <text:p>1503.4131054131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503.41310541311">
            <text:p>1503.4131054131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];[.D100])" office:value-type="float" office:value="772.153846153846">
            <text:p>772.153846153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1131.41310541311">
            <text:p>1131.4131054131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503.41310541311">
            <text:p>1503.4131054131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503.41310541311">
            <text:p>1503.4131054131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71]/25" office:value-type="float" office:value="372">
            <text:p>372</text:p>
          </table:table-cell>
          <table:table-cell table:formula="of:=[.C71]/25" office:value-type="float" office:value="376">
            <text:p>376</text:p>
          </table:table-cell>
          <table:table-cell table:formula="of:=[.D71]/26" office:value-type="float" office:value="396.153846153846">
            <text:p>396.1538461538</text:p>
          </table:table-cell>
          <table:table-cell table:formula="of:=[.E71]/27" office:value-type="float" office:value="359.259259259259">
            <text:p>359.2592592593</text:p>
          </table:table-cell>
          <table:table-cell table:style-name="ce3" table:formula="of:=[.F71]/19" office:value-type="float" office:value="0">
            <text:p>0</text:p>
          </table:table-cell>
          <table:table-cell/>
          <table:table-cell table:formula="of:=SUM([.B100:.F100])" office:value-type="float" office:value="1503.41310541311">
            <text:p>1503.4131054131</text:p>
          </table:table-cell>
          <table:table-cell table:style-name="Default" office:value-type="string">
            <text:p>Sergey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72:.H100])" office:value-type="float" office:value="38700">
            <text:p>38700</text:p>
          </table:table-cell>
          <table:table-cell table:style-name="ce9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6/17/2016</text:date>, <text:time>10:0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17T10:06:17</dc:date>
    <meta:editing-duration>P7DT19H31M22S</meta:editing-duration>
    <meta:editing-cycles>2639</meta:editing-cycles>
    <meta:generator>OpenOffice/4.1.1$Unix OpenOffice.org_project/411m6$Build-9775</meta:generator>
    <dc:creator>Hasmik Dabaghyan</dc:creator>
    <meta:document-statistic meta:table-count="15" meta:cell-count="6608" meta:object-count="0"/>
  </office:meta>
</office:document-meta>
</file>